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93cm" svg:y1="5.012cm" svg:x2="4.024cm" svg:y2="5cm">
          <text:p/>
        </draw:line>
        <draw:path draw:style-name="gr1" draw:text-style-name="P1" draw:layer="layout" svg:width="4.335cm" svg:height="2.335cm" draw:transform="rotate (0.701971425152119) translate (3.996cm 5.027cm)" svg:viewBox="0 0 4336 2336" svg:d="M0 0c602 0 1226 362 1226 362l698 317 538 292 418 261 744 521 712 583">
          <text:p/>
        </draw:path>
        <draw:line draw:style-name="gr1" draw:text-style-name="P1" draw:layer="layout" svg:x1="8.787cm" svg:y1="3.997cm" svg:x2="10.054cm" svg:y2="3.997cm">
          <text:p/>
        </draw:line>
        <draw:line draw:style-name="gr2" draw:text-style-name="P1" draw:layer="layout" svg:x1="2.618cm" svg:y1="4.516cm" svg:x2="9.448cm" svg:y2="4.474cm">
          <text:p/>
        </draw:line>
        <draw:polyline draw:style-name="gr1" draw:text-style-name="P1" draw:layer="layout" svg:width="7.984cm" svg:height="1.069cm" draw:transform="rotate (-0.00855211333477281) translate (2.00015345579447cm 1.9097110225307cm)" svg:viewBox="0 0 7985 1070" draw:points="0,1070 3287,1070 3292,26 7915,29 7985,0">
          <text:p/>
        </draw:polyline>
        <draw:polyline draw:style-name="gr1" draw:text-style-name="P1" draw:layer="layout" svg:width="8.061cm" svg:height="1.03cm" svg:x="1.964cm" svg:y="5.988cm" svg:viewBox="0 0 8062 1031" draw:points="0,1031 1991,1031 2047,0 8048,28 8062,42">
          <text:p/>
        </draw:polyline>
        <draw:frame draw:style-name="gr3" draw:text-style-name="P2" draw:layer="layout" svg:width="1.95cm" svg:height="1.1cm" svg:x="1.143cm" svg:y="2.076cm">
          <draw:text-box>
            <text:p><text:span text:style-name="T1">o[t]</text:span></text:p>
          </draw:text-box>
        </draw:frame>
        <draw:frame draw:style-name="gr3" draw:text-style-name="P2" draw:layer="layout" svg:width="1.95cm" svg:height="1.1cm" svg:x="1.115cm" svg:y="4.07cm">
          <draw:text-box>
            <text:p><text:span text:style-name="T1">v[t]</text:span></text:p>
          </draw:text-box>
        </draw:frame>
        <draw:frame draw:style-name="gr3" draw:text-style-name="P2" draw:layer="layout" svg:width="1.95cm" svg:height="1.1cm" svg:x="1.152cm" svg:y="6.037cm">
          <draw:text-box>
            <text:p><text:span text:style-name="T1">i[t]</text:span></text:p>
          </draw:text-box>
        </draw:frame>
        <draw:frame draw:style-name="gr3" draw:text-style-name="P2" draw:layer="layout" svg:width="1.95cm" svg:height="1.1cm" svg:x="9.269cm" svg:y="4.042cm">
          <draw:text-box>
            <text:p><text:span text:style-name="T1">1/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9T13:42:03.614409309</dc:date>
    <meta:editing-duration>PT18M2S</meta:editing-duration>
    <meta:editing-cycles>4</meta:editing-cycles>
    <meta:generator>LibreOffice/24.2.7.2$Linux_X86_64 LibreOffice_project/420$Build-2</meta:generator>
    <meta:document-statistic meta:object-count="10"/>
  </office:meta>
</office:document-meta>
</file>